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Times New Roman" svg:font-family="'Times New Roman'" style:font-family-generic="roman"/>
    <style:font-face style:name="Mangal" svg:font-family="Mangal"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imes New Roman" fo:font-size="9pt" style:font-name-asian="Times New Roman" style:font-size-asian="9pt" style:font-name-complex="Times New Roman" style:font-size-complex="9pt"/>
    </style:style>
    <style:style style:name="P2" style:family="paragraph" style:parent-style-name="Standard">
      <style:paragraph-properties style:text-autospace="none"/>
      <style:text-properties style:font-name="Times New Roman" fo:font-size="9pt" style:font-name-asian="Times New Roman" style:font-size-asian="9pt" style:font-name-complex="Times New Roman" style:font-size-complex="9pt"/>
    </style:style>
    <style:style style:name="P3" style:family="paragraph" style:parent-style-name="Standard">
      <style:paragraph-properties style:text-autospace="none"/>
      <style:text-properties style:font-name="Times New Roman" fo:font-size="9pt" fo:font-style="normal" style:font-name-asian="Times New Roman" style:font-size-asian="9pt" style:font-style-asian="normal" style:font-name-complex="Times New Roman" style:font-size-complex="9pt" style:font-style-complex="normal"/>
    </style:style>
    <style:style style:name="P4" style:family="paragraph" style:parent-style-name="Standard">
      <style:paragraph-properties fo:text-align="start" style:justify-single-word="false" style:text-autospace="none"/>
      <style:text-properties style:font-name="Times New Roman" fo:font-size="9pt" fo:font-style="normal" style:font-name-asian="Times New Roman" style:font-size-asian="9pt" style:font-style-asian="normal" style:font-name-complex="Times New Roman" style:font-size-complex="9pt" style:font-style-complex="normal"/>
    </style:style>
    <style:style style:name="P5" style:family="paragraph" style:parent-style-name="Standard">
      <style:paragraph-properties style:text-autospace="none"/>
    </style:style>
    <style:style style:name="P6" style:family="paragraph" style:parent-style-name="Standard">
      <style:text-properties style:font-name="Times New Roman" fo:font-size="9pt" fo:font-style="normal" style:font-name-asian="Times New Roman" style:font-size-asian="9pt" style:font-style-asian="normal" style:font-name-complex="Times New Roman" style:font-size-complex="9pt" style:font-style-complex="normal"/>
    </style:style>
    <style:style style:name="P7" style:family="paragraph" style:parent-style-name="Standard">
      <style:paragraph-properties style:text-autospace="none"/>
      <style:text-properties style:font-name="Times New Roman" fo:font-size="9pt" fo:font-style="normal" style:font-name-asian="Times New Roman" style:font-size-asian="9pt" style:font-style-asian="normal" style:font-name-complex="Times New Roman" style:font-size-complex="9pt" style:font-style-complex="normal"/>
    </style:style>
    <style:style style:name="P8" style:family="paragraph" style:parent-style-name="Standard">
      <style:paragraph-properties style:text-autospace="none"/>
      <style:text-properties style:font-name="Times New Roman" fo:font-size="9pt" fo:font-style="normal" style:text-underline-style="none" style:font-name-asian="Times New Roman" style:font-size-asian="9pt" style:font-style-asian="normal" style:font-name-complex="Times New Roman" style:font-size-complex="9pt" style:font-style-complex="normal"/>
    </style:style>
    <style:style style:name="P9" style:family="paragraph" style:parent-style-name="Standard">
      <style:paragraph-properties style:text-autospace="none"/>
      <style:text-properties style:font-name="Times New Roman" fo:font-size="9pt" fo:font-style="italic" style:font-name-asian="Times New Roman" style:font-size-asian="9pt" style:font-style-asian="italic" style:font-name-complex="Times New Roman" style:font-size-complex="9pt" style:font-style-complex="italic"/>
    </style:style>
    <style:style style:name="P10" style:family="paragraph" style:parent-style-name="Standard">
      <style:paragraph-properties style:text-autospace="none"/>
    </style:style>
    <style:style style:name="T1" style:family="text">
      <style:text-properties style:font-name="Times New Roman" fo:font-size="9pt" style:font-name-asian="Times New Roman" style:font-size-asian="9pt" style:font-name-complex="Times New Roman" style:font-size-complex="9pt"/>
    </style:style>
    <style:style style:name="T2" style:family="text">
      <style:text-properties style:font-name="Times New Roman" fo:font-size="9pt" fo:font-style="italic" style:font-name-asian="Times New Roman" style:font-size-asian="9pt" style:font-style-asian="italic" style:font-name-complex="Times New Roman" style:font-size-complex="9pt" style:font-style-complex="italic"/>
    </style:style>
    <style:style style:name="T3" style:family="text">
      <style:text-properties style:font-name="Times New Roman" fo:font-size="9pt" fo:font-style="normal" style:font-name-asian="Times New Roman" style:font-size-asian="9pt" style:font-style-asian="normal" style:font-name-complex="Times New Roman" style:font-size-complex="9pt"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ear Professor Tamir:</text:p>
      <text:p text:style-name="P6"/>
      <text:p text:style-name="P6">I have some questions with a specific scenario in the SGI Origin protocl. I was wondering if you could give me some advice on this.</text:p>
      <text:p text:style-name="P6"/>
      <text:p text:style-name="P6">In the SGI Origin protocol, the following is what happens when an exclusive request comes in while the directory is in the Shared state:</text:p>
      <text:p text:style-name="P6"/>
      <text:p text:style-name="P6">If directory state is Shared, transitions to Exclusive and a exclusive</text:p>
      <text:p text:style-name="P6">reply with invalidates pending is returned to the requestor.</text:p>
      <text:p text:style-name="P6">Invalidations are sent to the sharers. Go to 5b.</text:p>
      <text:p text:style-name="P6">5b. Invalidates received by sharers. Caches invalidated and invalidate</text:p>
      <text:p text:style-name="P6">acknowledgments sent to requestor. Go to 6a.</text:p>
      <text:p text:style-name="P6">6a. Processor receives exclusive reply with invalidates pending</text:p>
      <text:p text:style-name="P6">and all invalidate acks. (Exclusive reply with invalidates</text:p>
      <text:p text:style-name="P6">pending has count of invalidate acks to expect.) Processor fills</text:p>
      <text:p text:style-name="P6">cache in DEX state. QED</text:p>
      <text:p text:style-name="P6"/>
      <text:p text:style-name="P6">And when a request comes in when the state is exclusive:</text:p>
      <text:p text:style-name="P6"/>
      <text:p text:style-name="P6">If directory state is Exclusive with another owner, transitions</text:p>
      <text:p text:style-name="P6">to Busy-Exclusive with requestor as owner and sends out an</text:p>
      <text:p text:style-name="P6">intervention exclusive request to the previous owner and a</text:p>
      <text:p text:style-name="P6">speculative reply to the requestor. Go to 5c.</text:p>
      <text:p text:style-name="P6">5c. Intervention shared received by owner. If owner has a dirty</text:p>
      <text:p text:style-name="P6">copy it sends an exclusive response to the requestor and a</text:p>
      <text:p text:style-name="P6">dirty transfer (no data) to the directory. If owner has a clean exclusive</text:p>
      <text:p text:style-name="P6">or invalid copy it sends an exclusive ack to the requestor</text:p>
      <text:p text:style-name="P6">and a dirty transfer to the directory. Go to 6b.</text:p>
      <text:p text:style-name="P6">...</text:p>
      <text:p text:style-name="P6"/>
      <text:p text:style-name="P6">The paper writes intervention shared in 5c., but I think it should have been intervention exclusive.</text:p>
      <text:p text:style-name="P6"/>
      <text:p text:style-name="P6">My question is that when in the Shared state, after sending out the exclusive reply with invalidates pending and the invalidates to the sharers, the directory transitions directly to Exclusive. The new owner will receive the exclusive reply and acks to the invalidates sometimes in the future. Why doesn't the directory change to busy and wait until it knows that all of the acks and the exclusive reply have been received by the new owner before changing to Exclusive, perhaps by a message sent from the new owner to the directory? It seems to me that in this case, another shared or exclusive request could be processed by the directory, which could be a problem.</text:p>
      <text:p text:style-name="P6"/>
      <text:p text:style-name="P6">The problem is that when the directory is Exclusive and a request comes in, it will do a memory fetch and then send an intervention shared request or an intervention exclusive request to the previous owner, the same owner that might still be waiting on acks from invalidates. When the intervention arrives at that owner, is there not a possibility that some of the acks might not have arrived? This question seems somewhat confusing just in writing, so I have attached a pdf to illustrate my point. The correct case is scenario 1 and the incorrect case is scenario 2. I have also attached another pdf of my state machine for directory, if it will help clarify my logic.</text:p>
      <text:p text:style-name="P6"/>
      <text:p text:style-name="P6">----</text:p>
      <text:p text:style-name="P6">Sinerely,</text:p>
      <text:p text:style-name="P6">Eric Cha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Times New Roman" svg:font-family="'Times New Roman'" style:font-family-generic="roman"/>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2T21:54:27.06</meta:creation-date>
    <dc:date>2010-12-02T22:56:29.76</dc:date>
    <dc:creator>Eric Chang</dc:creator>
    <meta:editing-duration>PT00H26M54S</meta:editing-duration>
    <meta:editing-cycles>8</meta:editing-cycles>
    <meta:generator>OpenOffice.org/3.2$Win32 OpenOffice.org_project/320m18$Build-9502</meta:generator>
    <meta:document-statistic meta:table-count="0" meta:image-count="0" meta:object-count="0" meta:page-count="1" meta:paragraph-count="29" meta:word-count="486" meta:character-count="2828"/>
  </office:meta>
</office:document-meta>
</file>